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3866in"/>
    </style:style>
    <style:style style:name="co1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126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9354in"/>
    </style:style>
    <style:style style:name="co15" style:family="table-column">
      <style:table-column-properties fo:break-before="auto" style:column-width="0.9709in"/>
    </style:style>
    <style:style style:name="co16" style:family="table-column">
      <style:table-column-properties fo:break-before="auto" style:column-width="2.2591in"/>
    </style:style>
    <style:style style:name="co18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1.65in"/>
    </style:style>
    <style:style style:name="co22" style:family="table-column">
      <style:table-column-properties fo:break-before="auto" style:column-width="1.6047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6764in"/>
    </style:style>
    <style:style style:name="co25" style:family="table-column">
      <style:table-column-properties fo:break-before="auto" style:column-width="1.3925in"/>
    </style:style>
    <style:style style:name="co26" style:family="table-column">
      <style:table-column-properties fo:break-before="auto" style:column-width="0.5535in"/>
    </style:style>
    <style:style style:name="co27" style:family="table-column">
      <style:table-column-properties fo:break-before="auto" style:column-width="0.445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ro3" style:family="table-row">
      <style:table-row-properties style:row-height="0.3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1339in" fo:break-before="auto" style:use-optimal-row-height="true"/>
    </style:style>
    <style:style style:name="ro6" style:family="table-row">
      <style:table-row-properties style:row-height="0.3374in" fo:break-before="auto" style:use-optimal-row-height="true"/>
    </style:style>
    <style:style style:name="ro7" style:family="table-row">
      <style:table-row-properties style:row-height="0.6189in" fo:break-before="auto" style:use-optimal-row-height="true"/>
    </style:style>
    <style:style style:name="ro8" style:family="table-row">
      <style:table-row-properties style:row-height="0.4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 style:data-style-name="N11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20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Default"/>
        <table:table-column table:style-name="co15" table:default-cell-style-name="ce12"/>
        <table:table-column table:style-name="co18" table:default-cell-style-name="Default"/>
        <table:table-column table:style-name="co20" table:default-cell-style-name="Default"/>
        <table:table-row table:style-name="ro1">
          <table:table-cell table:style-name="ce6" office:value-type="string">
            <text:p>M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Wf</text:p>
          </table:table-cell>
          <table:table-cell table:style-name="ce6" office:value-type="string">
            <text:p>SAM</text:p>
          </table:table-cell>
          <table:table-cell table:style-name="ce6" office:value-type="string">
            <text:p>HC</text:p>
          </table:table-cell>
          <table:table-cell table:style-name="ce6" office:value-type="string">
            <text:p>Links</text:p>
          </table:table-cell>
          <table:table-cell/>
          <table:table-cell table:style-name="ce9" table:formula="of:=WEEKNUM(TODAY();1)" office:value-type="float" office:value="28">
            <office:annotation draw:style-name="gr1" draw:text-style-name="P1" svg:width="1.1933in" svg:height="0.3472in" svg:x="2.9059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28</text:p>
          </table:table-cell>
          <table:table-cell table:style-name="ce11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Week In</text:p>
          </table:table-cell>
          <table:table-cell table:style-name="ce6" office:value-type="string">
            <text:p>Out</text:p>
          </table:table-cell>
          <table:table-cell table:style-name="ce6" office:value-type="string">
            <text:p>already OUT</text:p>
          </table:table-cell>
          <table:table-cell table:style-name="ce6" office:value-type="string">
            <text:p>Week Out</text:p>
          </table:table-cell>
          <table:table-cell table:style-name="ce6" office:value-type="string">
            <text:p>Month</text:p>
          </table:table-cell>
          <table:table-cell table:style-name="ce6" office:value-type="string">
            <text:p>Total Weeks</text:p>
          </table:table-cell>
          <table:table-cell table:style-name="ce6" office:value-type="string">
            <text:p>Failed Test 1</text:p>
          </table:table-cell>
          <table:table-cell table:style-name="ce6" office:value-type="string">
            <text:p>Exit Code</text:p>
          </table:table-cell>
          <table:table-cell table:style-name="ce6" office:value-type="string">
            <text:p>Failed Test 2</text:p>
          </table:table-cell>
          <table:table-cell table:style-name="ce6" office:value-type="string">
            <text:p>Exit Code 2</text:p>
          </table:table-cell>
          <table:table-cell/>
        </table:table-row>
        <table:table-row table:style-name="ro1">
          <table:table-cell table:style-name="ce7" office:value-type="string">
            <text:p>Ju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6">
            <text:p>26</text:p>
          </table:table-cell>
          <table:table-cell table:style-name="ce7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7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7" table:formula="of:=SUMPRODUCT(([.$O$2:.$O$30]=[.$A2])*([.$Q$2:.$Q$30]=[.F$1]))+SUMPRODUCT(([.$O$2:.$O$30]=[.$A2])*([.$S$2:.$S$30]=[.F$1]))" office:value-type="float" office:value="9">
            <text:p>9</text:p>
          </table:table-cell>
          <table:table-cell/>
          <table:table-cell table:style-name="ce7" office:value-type="float" office:value="1">
            <text:p>1</text:p>
          </table:table-cell>
          <table:table-cell table:style-name="ce13" office:value-type="string">
            <text:p><text:a xlink:href="http://dashb-ssb.cern.ch/dashboard/request.py/siteview?view=default&amp;site=T2_BR_UERJ">T2_BR_UERJ</text:a></text:p>
          </table:table-cell>
          <table:table-cell table:style-name="ce7" table:formula="of:=IF([.K2]=[.$H$1];&quot;X&quot;;&quot;&quot;)">
            <text:p/>
          </table:table-cell>
          <table:table-cell table:style-name="ce7" office:value-type="float" office:value="20">
            <text:p>20</text:p>
          </table:table-cell>
          <table:table-cell table:style-name="ce7" table:formula="of:=IF([.N2]=[.$H$1];&quot;X&quot;;&quot;&quot;)">
            <text:p/>
          </table:table-cell>
          <table:table-cell table:style-name="ce7" table:formula="of:=IF(ISBLANK([.N2]);&quot;o&quot;;&quot;X&quot;)" office:value-type="string" office:string-value="o">
            <text:p>o</text:p>
          </table:table-cell>
          <table:table-cell table:style-name="ce7"/>
          <table:table-cell table:style-name="ce7" table:formula="of:=IF([.K2]&lt;=[.$C$2];[.$A$2];IF([.K2]&lt;=[.$C$3];[.$A$3];IF([.K2]&lt;=[.$C$4];[.$A$4])))" office:value-type="string" office:string-value="Jun">
            <text:p>Jun</text:p>
          </table:table-cell>
          <table:table-cell table:style-name="ce9" table:formula="of:=IF([.M2]=&quot;X&quot;;[.N2]-[.K2];[.$H$1]-[.K2])" office:value-type="float" office:value="8">
            <text:p>8</text:p>
          </table:table-cell>
          <table:table-cell table:style-name="ce7" office:value-type="string">
            <text:p>SAM</text:p>
          </table:table-cell>
          <table:table-cell table:style-name="ce10" office:value-type="string">
            <text:p>all</text:p>
          </table:table-cell>
          <table:table-cell table:style-name="ce7" office:value-type="string">
            <text:p>HC &amp; Links</text:p>
          </table:table-cell>
          <table:table-cell table:style-name="ce10" office:value-type="string">
            <text:p>n/a</text:p>
          </table:table-cell>
          <table:table-cell/>
        </table:table-row>
        <table:table-row table:style-name="ro1">
          <table:table-cell table:style-name="ce7" office:value-type="string">
            <text:p>Ju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1">
            <text:p>31</text:p>
          </table:table-cell>
          <table:table-cell table:style-name="ce7" table:formula="of:=SUMPRODUCT(([.$O$2:.$O$30]=[.$A3])*([.$Q$2:.$Q$30]=[.D$1]))+SUMPRODUCT(([.$O$2:.$O$30]=[.$A3])*([.$S$2:.$S$30]=[.D$1]))" office:value-type="float" office:value="0">
            <text:p>0</text:p>
          </table:table-cell>
          <table:table-cell table:style-name="ce7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7" table:formula="of:=SUMPRODUCT(([.$O$2:.$O$30]=[.$A3])*([.$Q$2:.$Q$30]=[.F$1]))+SUMPRODUCT(([.$O$2:.$O$30]=[.$A3])*([.$S$2:.$S$30]=[.F$1]))" office:value-type="float" office:value="0">
            <text:p>0</text:p>
          </table:table-cell>
          <table:table-cell/>
          <table:table-cell table:style-name="ce7" office:value-type="float" office:value="2">
            <text:p>2</text:p>
          </table:table-cell>
          <table:table-cell table:style-name="ce13" office:value-type="string">
            <text:p><text:a xlink:href="http://dashb-ssb.cern.ch/dashboard/request.py/siteview?view=default&amp;site=T2_IN_TIFR">T2_IN_TIFR</text:a></text:p>
          </table:table-cell>
          <table:table-cell table:style-name="ce7" table:formula="of:=IF([.K3]=[.$H$1];&quot;X&quot;;&quot;&quot;)">
            <text:p/>
          </table:table-cell>
          <table:table-cell table:style-name="ce7" office:value-type="float" office:value="19">
            <text:p>19</text:p>
          </table:table-cell>
          <table:table-cell table:style-name="ce7" table:formula="of:=IF([.N3]=[.$H$1];&quot;X&quot;;&quot;&quot;)">
            <text:p/>
          </table:table-cell>
          <table:table-cell table:style-name="ce7" table:formula="of:=IF(ISBLANK([.N3]);&quot;o&quot;;&quot;X&quot;)" office:value-type="string" office:string-value="o">
            <text:p>o</text:p>
          </table:table-cell>
          <table:table-cell table:style-name="ce7"/>
          <table:table-cell table:style-name="ce7" table:formula="of:=IF([.K3]&lt;=[.$C$2];[.$A$2];IF([.K3]&lt;=[.$C$3];[.$A$3];IF([.K3]&lt;=[.$C$4];[.$A$4])))" office:value-type="string" office:string-value="Jun">
            <text:p>Jun</text:p>
          </table:table-cell>
          <table:table-cell table:style-name="ce9" table:formula="of:=IF([.M3]=&quot;X&quot;;[.N3]-[.K3];[.$H$1]-[.K3])" office:value-type="float" office:value="9">
            <text:p>9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style-name="ce7"/>
          <table:table-cell table:style-name="ce10"/>
          <table:table-cell/>
        </table:table-row>
        <table:table-row table:style-name="ro2">
          <table:table-cell table:style-name="ce7" office:value-type="string">
            <text:p>Aug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5">
            <text:p>35</text:p>
          </table:table-cell>
          <table:table-cell table:style-name="ce7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7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7" table:formula="of:=SUMPRODUCT(([.$O$2:.$O$30]=[.$A4])*([.$Q$2:.$Q$30]=[.F$1]))+SUMPRODUCT(([.$O$2:.$O$30]=[.$A4])*([.$S$2:.$S$30]=[.F$1]))" office:value-type="float" office:value="0">
            <text:p>0</text:p>
          </table:table-cell>
          <table:table-cell/>
          <table:table-cell table:style-name="ce7" office:value-type="float" office:value="3">
            <text:p>3</text:p>
          </table:table-cell>
          <table:table-cell table:style-name="ce13" office:value-type="string">
            <text:p><text:a xlink:href="http://dashb-ssb.cern.ch/dashboard/request.py/siteview?view=default&amp;site=T2_MY_UPM_BIRUNI">T2_MY_UPM_BIRUNI</text:a></text:p>
          </table:table-cell>
          <table:table-cell table:style-name="ce7" table:formula="of:=IF([.K4]=[.$H$1];&quot;X&quot;;&quot;&quot;)">
            <text:p/>
          </table:table-cell>
          <table:table-cell table:style-name="ce7" office:value-type="float" office:value="19">
            <text:p>19</text:p>
          </table:table-cell>
          <table:table-cell table:style-name="ce7" table:formula="of:=IF([.N4]=[.$H$1];&quot;X&quot;;&quot;&quot;)">
            <text:p/>
          </table:table-cell>
          <table:table-cell table:style-name="ce7" table:formula="of:=IF(ISBLANK([.N4]);&quot;o&quot;;&quot;X&quot;)" office:value-type="string" office:string-value="o">
            <text:p>o</text:p>
          </table:table-cell>
          <table:table-cell table:style-name="ce7"/>
          <table:table-cell table:style-name="ce7" table:formula="of:=IF([.K4]&lt;=[.$C$2];[.$A$2];IF([.K4]&lt;=[.$C$3];[.$A$3];IF([.K4]&lt;=[.$C$4];[.$A$4])))" office:value-type="string" office:string-value="Jun">
            <text:p>Jun</text:p>
          </table:table-cell>
          <table:table-cell table:style-name="ce9" table:formula="of:=IF([.M4]=&quot;X&quot;;[.N4]-[.K4];[.$H$1]-[.K4])" office:value-type="float" office:value="9">
            <text:p>9</text:p>
          </table:table-cell>
          <table:table-cell table:style-name="ce7" office:value-type="string">
            <text:p>SAM</text:p>
          </table:table-cell>
          <table:table-cell table:style-name="ce21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7" office:value-type="float" office:value="4">
            <text:p>4</text:p>
          </table:table-cell>
          <table:table-cell table:style-name="ce13" office:value-type="string">
            <text:p><text:a xlink:href="http://dashb-ssb.cern.ch/dashboard/request.py/siteview?view=default&amp;site=T2_PK_NCP">T2_PK_NCP</text:a></text:p>
          </table:table-cell>
          <table:table-cell table:style-name="ce7" table:formula="of:=IF([.K5]=[.$H$1];&quot;X&quot;;&quot;&quot;)">
            <text:p/>
          </table:table-cell>
          <table:table-cell table:style-name="ce7" office:value-type="float" office:value="19">
            <text:p>19</text:p>
          </table:table-cell>
          <table:table-cell table:style-name="ce7" table:formula="of:=IF([.N5]=[.$H$1];&quot;X&quot;;&quot;&quot;)">
            <text:p/>
          </table:table-cell>
          <table:table-cell table:style-name="ce7" table:formula="of:=IF(ISBLANK([.N5]);&quot;o&quot;;&quot;X&quot;)" office:value-type="string" office:string-value="o">
            <text:p>o</text:p>
          </table:table-cell>
          <table:table-cell table:style-name="ce7"/>
          <table:table-cell table:style-name="ce7" table:formula="of:=IF([.K5]&lt;=[.$C$2];[.$A$2];IF([.K5]&lt;=[.$C$3];[.$A$3];IF([.K5]&lt;=[.$C$4];[.$A$4])))" office:value-type="string" office:string-value="Jun">
            <text:p>Jun</text:p>
          </table:table-cell>
          <table:table-cell table:style-name="ce9" table:formula="of:=IF([.M5]=&quot;X&quot;;[.N5]-[.K5];[.$H$1]-[.K5])" office:value-type="float" office:value="9">
            <text:p>9</text:p>
          </table:table-cell>
          <table:table-cell table:style-name="ce7" office:value-type="string">
            <text:p>HC</text:p>
          </table:table-cell>
          <table:table-cell table:style-name="ce10" office:value-type="string">
            <text:p>n/a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n/a good links to/from</text:p>
          </table:table-cell>
          <table:table-cell/>
        </table:table-row>
        <table:table-row table:style-name="ro1">
          <table:table-cell table:number-columns-repeated="7"/>
          <table:table-cell table:style-name="ce7" office:value-type="float" office:value="5">
            <text:p>5</text:p>
          </table:table-cell>
          <table:table-cell table:style-name="ce13" office:value-type="string">
            <text:p><text:a xlink:href="http://dashb-ssb.cern.ch/dashboard/request.py/sitehistory?site=T2_RU_INR#currentView=site_readiness">T2_RU_INR</text:a></text:p>
          </table:table-cell>
          <table:table-cell table:style-name="ce7" table:formula="of:=IF([.K6]=[.$H$1];&quot;X&quot;;&quot;&quot;)">
            <text:p/>
          </table:table-cell>
          <table:table-cell table:style-name="ce7" office:value-type="float" office:value="24">
            <text:p>24</text:p>
          </table:table-cell>
          <table:table-cell table:style-name="ce7" table:formula="of:=IF([.N6]=[.$H$1];&quot;X&quot;;&quot;&quot;)">
            <text:p/>
          </table:table-cell>
          <table:table-cell table:style-name="ce7" table:formula="of:=IF(ISBLANK([.N6]);&quot;o&quot;;&quot;X&quot;)" office:value-type="string" office:string-value="o">
            <text:p>o</text:p>
          </table:table-cell>
          <table:table-cell table:style-name="ce7"/>
          <table:table-cell table:style-name="ce7" table:formula="of:=IF([.K6]&lt;=[.$C$2];[.$A$2];IF([.K6]&lt;=[.$C$3];[.$A$3];IF([.K6]&lt;=[.$C$4];[.$A$4])))" office:value-type="string" office:string-value="Jun">
            <text:p>Jun</text:p>
          </table:table-cell>
          <table:table-cell table:style-name="ce9" table:formula="of:=IF([.M6]=&quot;X&quot;;[.N6]-[.K6];[.$H$1]-[.K6])" office:value-type="float" office:value="4">
            <text:p>4</text:p>
          </table:table-cell>
          <table:table-cell table:style-name="ce7" office:value-type="string">
            <text:p>HC</text:p>
          </table:table-cell>
          <table:table-cell table:style-name="ce10" office:value-type="string">
            <text:p>127 = Error loading shared library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0/7 Good T2 to T1s</text:p>
          </table:table-cell>
          <table:table-cell/>
        </table:table-row>
        <table:table-row table:style-name="ro3">
          <table:table-cell table:number-columns-repeated="7"/>
          <table:table-cell table:style-name="ce7" office:value-type="float" office:value="6">
            <text:p>6</text:p>
          </table:table-cell>
          <table:table-cell table:style-name="ce14" office:value-type="string">
            <text:p><text:a xlink:href="http://dashb-ssb.cern.ch/dashboard/request.py/sitehistory?site=T2_RU_JINR#currentView=site_readiness">T2_RU_JINR</text:a></text:p>
          </table:table-cell>
          <table:table-cell table:style-name="ce7" table:formula="of:=IF([.K7]=[.$H$1];&quot;X&quot;;&quot;&quot;)">
            <text:p/>
          </table:table-cell>
          <table:table-cell table:style-name="ce7" office:value-type="float" office:value="25">
            <text:p>25</text:p>
          </table:table-cell>
          <table:table-cell table:style-name="ce7" table:formula="of:=IF([.N7]=[.$H$1];&quot;X&quot;;&quot;&quot;)">
            <text:p/>
          </table:table-cell>
          <table:table-cell table:style-name="ce7" table:formula="of:=IF(ISBLANK([.N7]);&quot;o&quot;;&quot;X&quot;)" office:value-type="string" office:string-value="o">
            <text:p>o</text:p>
          </table:table-cell>
          <table:table-cell table:style-name="ce7"/>
          <table:table-cell table:style-name="ce7" table:formula="of:=IF([.K7]&lt;=[.$C$2];[.$A$2];IF([.K7]&lt;=[.$C$3];[.$A$3];IF([.K7]&lt;=[.$C$4];[.$A$4])))" office:value-type="string" office:string-value="Jun">
            <text:p>Jun</text:p>
          </table:table-cell>
          <table:table-cell table:style-name="ce9" table:formula="of:=IF([.M7]=&quot;X&quot;;[.N7]-[.K7];[.$H$1]-[.K7])" office:value-type="float" office:value="3">
            <text:p>3</text:p>
          </table:table-cell>
          <table:table-cell table:style-name="ce7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3/8 Good T2 from T1s</text:p>
          </table:table-cell>
          <table:table-cell/>
        </table:table-row>
        <table:table-row table:style-name="ro1">
          <table:table-cell table:number-columns-repeated="7"/>
          <table:table-cell table:style-name="ce7" office:value-type="float" office:value="7">
            <text:p>7</text:p>
          </table:table-cell>
          <table:table-cell table:style-name="ce13" office:value-type="string">
            <text:p><text:a xlink:href="http://dashb-ssb.cern.ch/dashboard/request.py/siteview?view=default&amp;site=T2_RU_RRC_KI">T2_RU_RRC_KI</text:a></text:p>
          </table:table-cell>
          <table:table-cell table:style-name="ce7" table:formula="of:=IF([.K8]=[.$H$1];&quot;X&quot;;&quot;&quot;)">
            <text:p/>
          </table:table-cell>
          <table:table-cell table:style-name="ce7" office:value-type="float" office:value="19">
            <text:p>19</text:p>
          </table:table-cell>
          <table:table-cell table:style-name="ce7" table:formula="of:=IF([.N8]=[.$H$1];&quot;X&quot;;&quot;&quot;)">
            <text:p/>
          </table:table-cell>
          <table:table-cell table:style-name="ce7" table:formula="of:=IF(ISBLANK([.N8]);&quot;o&quot;;&quot;X&quot;)" office:value-type="string" office:string-value="o">
            <text:p>o</text:p>
          </table:table-cell>
          <table:table-cell table:style-name="ce7"/>
          <table:table-cell table:style-name="ce7" table:formula="of:=IF([.K8]&lt;=[.$C$2];[.$A$2];IF([.K8]&lt;=[.$C$3];[.$A$3];IF([.K8]&lt;=[.$C$4];[.$A$4])))" office:value-type="string" office:string-value="Jun">
            <text:p>Jun</text:p>
          </table:table-cell>
          <table:table-cell table:style-name="ce9" table:formula="of:=IF([.M8]=&quot;X&quot;;[.N8]-[.K8];[.$H$1]-[.K8])" office:value-type="float" office:value="9">
            <text:p>9</text:p>
          </table:table-cell>
          <table:table-cell table:style-name="ce7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/>
        </table:table-row>
        <table:table-row table:style-name="ro4">
          <table:table-cell table:number-columns-repeated="7"/>
          <table:table-cell table:style-name="ce7" office:value-type="float" office:value="8">
            <text:p>8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7" table:formula="of:=IF([.K9]=[.$H$1];&quot;X&quot;;&quot;&quot;)">
            <text:p/>
          </table:table-cell>
          <table:table-cell table:style-name="ce7" office:value-type="float" office:value="26">
            <text:p>26</text:p>
          </table:table-cell>
          <table:table-cell table:style-name="ce7" table:formula="of:=IF([.N9]=[.$H$1];&quot;X&quot;;&quot;&quot;)">
            <text:p/>
          </table:table-cell>
          <table:table-cell table:style-name="ce7" table:formula="of:=IF(ISBLANK([.N9]);&quot;o&quot;;&quot;X&quot;)" office:value-type="string" office:string-value="o">
            <text:p>o</text:p>
          </table:table-cell>
          <table:table-cell table:style-name="ce7"/>
          <table:table-cell table:style-name="ce7" table:formula="of:=IF([.K9]&lt;=[.$C$2];[.$A$2];IF([.K9]&lt;=[.$C$3];[.$A$3];IF([.K9]&lt;=[.$C$4];[.$A$4])))" office:value-type="string" office:string-value="Jun">
            <text:p>Jun</text:p>
          </table:table-cell>
          <table:table-cell table:style-name="ce9" table:formula="of:=IF([.M9]=&quot;X&quot;;[.N9]-[.K9];[.$H$1]-[.K9])" office:value-type="float" office:value="2">
            <text:p>2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7" office:value-type="float" office:value="9">
            <text:p>9</text:p>
          </table:table-cell>
          <table:table-cell table:style-name="ce13" office:value-type="string">
            <text:p><text:a xlink:href="http://dashb-ssb.cern.ch/dashboard/request.py/siteview?view=default&amp;site=T2_TH_CUNSTDA">T2_TH_CUNSTDA</text:a></text:p>
          </table:table-cell>
          <table:table-cell table:style-name="ce7" table:formula="of:=IF([.K10]=[.$H$1];&quot;X&quot;;&quot;&quot;)">
            <text:p/>
          </table:table-cell>
          <table:table-cell table:style-name="ce7" office:value-type="float" office:value="19">
            <text:p>19</text:p>
          </table:table-cell>
          <table:table-cell table:style-name="ce7" table:formula="of:=IF([.N10]=[.$H$1];&quot;X&quot;;&quot;&quot;)">
            <text:p/>
          </table:table-cell>
          <table:table-cell table:style-name="ce7" table:formula="of:=IF(ISBLANK([.N10]);&quot;o&quot;;&quot;X&quot;)" office:value-type="string" office:string-value="o">
            <text:p>o</text:p>
          </table:table-cell>
          <table:table-cell table:style-name="ce7"/>
          <table:table-cell table:style-name="ce7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9" table:formula="of:=IF([.M10]=&quot;X&quot;;[.N10]-[.K10];[.$H$1]-[.K10])" office:value-type="float" office:value="9">
            <text:p>9</text:p>
          </table:table-cell>
          <table:table-cell table:style-name="ce7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0 Active T2 to T1s</text:p>
          </table:table-cell>
          <table:table-cell/>
        </table:table-row>
        <table:table-row table:style-name="ro5">
          <table:table-cell table:number-columns-repeated="7"/>
          <table:table-cell table:style-name="ce7" office:value-type="float" office:value="10">
            <text:p>10</text:p>
          </table:table-cell>
          <table:table-cell table:style-name="ce14" office:value-type="string">
            <text:p><text:a xlink:href="http://dashb-ssb.cern.ch/dashboard/request.py/sitehistory?site=T2_TR_METU#currentView=site_readiness">T2_TR_METU</text:a></text:p>
          </table:table-cell>
          <table:table-cell table:style-name="ce7" table:formula="of:=IF([.K11]=[.$H$1];&quot;X&quot;;&quot;&quot;)">
            <text:p/>
          </table:table-cell>
          <table:table-cell table:style-name="ce7" office:value-type="float" office:value="25">
            <text:p>25</text:p>
          </table:table-cell>
          <table:table-cell table:style-name="ce7" table:formula="of:=IF([.N11]=[.$H$1];&quot;X&quot;;&quot;&quot;)">
            <text:p/>
          </table:table-cell>
          <table:table-cell table:style-name="ce7" table:formula="of:=IF(ISBLANK([.N11]);&quot;o&quot;;&quot;X&quot;)" office:value-type="string" office:string-value="o">
            <text:p>o</text:p>
          </table:table-cell>
          <table:table-cell table:style-name="ce7"/>
          <table:table-cell table:style-name="ce7" table:formula="of:=IF([.K11]&lt;=[.$C$2];[.$A$2];IF([.K11]&lt;=[.$C$3];[.$A$3];IF([.K11]&lt;=[.$C$4];[.$A$4])))" office:value-type="string" office:string-value="Jun">
            <text:p>Jun</text:p>
          </table:table-cell>
          <table:table-cell table:style-name="ce9" table:formula="of:=IF([.M11]=&quot;X&quot;;[.N11]-[.K11];[.$H$1]-[.K11])" office:value-type="float" office:value="3">
            <text:p>3</text:p>
          </table:table-cell>
          <table:table-cell table:style-name="ce7" office:value-type="string">
            <text:p>SAM</text:p>
          </table:table-cell>
          <table:table-cell table:style-name="ce10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/>
        </table:table-row>
        <table:table-row table:style-name="ro6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view?view=default&amp;site=T2_PL_Warsaw">T2_PL_Warsaw</text:a></text:p>
          </table:table-cell>
          <table:table-cell table:style-name="ce7" table:formula="of:=IF([.K12]=[.$H$1];&quot;X&quot;;&quot;&quot;)">
            <text:p/>
          </table:table-cell>
          <table:table-cell table:style-name="ce7" office:value-type="float" office:value="20">
            <text:p>20</text:p>
          </table:table-cell>
          <table:table-cell table:style-name="ce7" table:formula="of:=IF([.N12]=[.$H$1];&quot;X&quot;;&quot;&quot;)">
            <text:p/>
          </table:table-cell>
          <table:table-cell table:style-name="ce7" table:formula="of:=IF(ISBLANK([.N12]);&quot;o&quot;;&quot;X&quot;)" office:value-type="string" office:string-value="X">
            <text:p>X</text:p>
          </table:table-cell>
          <table:table-cell table:style-name="ce7" office:value-type="float" office:value="25">
            <text:p>25</text:p>
          </table:table-cell>
          <table:table-cell table:style-name="ce7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9" table:formula="of:=IF([.M12]=&quot;X&quot;;[.N12]-[.K12];[.$H$1]-[.K12])" office:value-type="float" office:value="5">
            <text:p>5</text:p>
          </table:table-cell>
          <table:table-cell table:style-name="ce7" office:value-type="string">
            <text:p>SAM</text:p>
          </table:table-cell>
          <table:table-cell table:style-name="ce10" office:value-type="string">
            <text:p>SAM SRM Critical VOGETs</text:p>
            <text:p>8020 = FileOpenError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view?view=default&amp;site=T2_RU_ITEP">T2_RU_ITEP</text:a></text:p>
          </table:table-cell>
          <table:table-cell table:style-name="ce7" table:formula="of:=IF([.K13]=[.$H$1];&quot;X&quot;;&quot;&quot;)">
            <text:p/>
          </table:table-cell>
          <table:table-cell table:style-name="ce7" office:value-type="float" office:value="24">
            <text:p>24</text:p>
          </table:table-cell>
          <table:table-cell table:style-name="ce7" table:formula="of:=IF([.N13]=[.$H$1];&quot;X&quot;;&quot;&quot;)">
            <text:p/>
          </table:table-cell>
          <table:table-cell table:style-name="ce7" table:formula="of:=IF(ISBLANK([.N13]);&quot;o&quot;;&quot;X&quot;)" office:value-type="string" office:string-value="X">
            <text:p>X</text:p>
          </table:table-cell>
          <table:table-cell table:style-name="ce7" office:value-type="float" office:value="25">
            <text:p>25</text:p>
          </table:table-cell>
          <table:table-cell table:style-name="ce7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9" table:formula="of:=IF([.M13]=&quot;X&quot;;[.N13]-[.K13];[.$H$1]-[.K13])" office:value-type="float" office:value="1">
            <text:p>1</text:p>
          </table:table-cell>
          <table:table-cell table:style-name="ce7" office:value-type="string">
            <text:p>Links</text:p>
          </table:table-cell>
          <table:table-cell table:style-name="ce10" office:value-type="string">
            <text:p>2/8 Good T2 to T1s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5"/>
          <table:table-cell table:style-name="ce7" table:formula="of:=IF([.K14]=[.$H$1];&quot;X&quot;;&quot;&quot;)">
            <text:p/>
          </table:table-cell>
          <table:table-cell table:style-name="ce7"/>
          <table:table-cell table:style-name="ce7" table:formula="of:=IF([.N14]=[.$H$1];&quot;X&quot;;&quot;&quot;)">
            <text:p/>
          </table:table-cell>
          <table:table-cell table:style-name="ce7" table:formula="of:=IF(ISBLANK([.N14]);&quot;o&quot;;&quot;X&quot;)" office:value-type="string" office:string-value="o">
            <text:p>o</text:p>
          </table:table-cell>
          <table:table-cell table:style-name="ce7"/>
          <table:table-cell table:style-name="ce7" table:formula="of:=IF([.K14]&lt;=[.$C$2];[.$A$2];IF([.K14]&lt;=[.$C$3];[.$A$3];IF([.K14]&lt;=[.$C$4];[.$A$4])))" office:value-type="string" office:string-value="Jun">
            <text:p>Jun</text:p>
          </table:table-cell>
          <table:table-cell table:style-name="ce9" table:formula="of:=IF([.M14]=&quot;X&quot;;[.N14]-[.K14];[.$H$1]-[.K14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5"/>
          <table:table-cell table:style-name="ce7" table:formula="of:=IF([.K15]=[.$H$1];&quot;X&quot;;&quot;&quot;)">
            <text:p/>
          </table:table-cell>
          <table:table-cell table:style-name="ce7"/>
          <table:table-cell table:style-name="ce7" table:formula="of:=IF([.N15]=[.$H$1];&quot;X&quot;;&quot;&quot;)">
            <text:p/>
          </table:table-cell>
          <table:table-cell table:style-name="ce7" table:formula="of:=IF(ISBLANK([.N15]);&quot;o&quot;;&quot;X&quot;)" office:value-type="string" office:string-value="o">
            <text:p>o</text:p>
          </table:table-cell>
          <table:table-cell table:style-name="ce7"/>
          <table:table-cell table:style-name="ce7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9" table:formula="of:=IF([.M15]=&quot;X&quot;;[.N15]-[.K15];[.$H$1]-[.K15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5"/>
          <table:table-cell table:style-name="ce7" table:formula="of:=IF([.K16]=[.$H$1];&quot;X&quot;;&quot;&quot;)">
            <text:p/>
          </table:table-cell>
          <table:table-cell table:style-name="ce7"/>
          <table:table-cell table:style-name="ce7" table:formula="of:=IF([.N16]=[.$H$1];&quot;X&quot;;&quot;&quot;)">
            <text:p/>
          </table:table-cell>
          <table:table-cell table:style-name="ce7" table:formula="of:=IF(ISBLANK([.N16]);&quot;o&quot;;&quot;X&quot;)" office:value-type="string" office:string-value="o">
            <text:p>o</text:p>
          </table:table-cell>
          <table:table-cell table:style-name="ce7"/>
          <table:table-cell table:style-name="ce7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9" table:formula="of:=IF([.M16]=&quot;X&quot;;[.N16]-[.K16];[.$H$1]-[.K16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5"/>
          <table:table-cell table:style-name="ce7" table:formula="of:=IF([.K17]=[.$H$1];&quot;X&quot;;&quot;&quot;)">
            <text:p/>
          </table:table-cell>
          <table:table-cell table:style-name="ce7"/>
          <table:table-cell table:style-name="ce7" table:formula="of:=IF([.N17]=[.$H$1];&quot;X&quot;;&quot;&quot;)">
            <text:p/>
          </table:table-cell>
          <table:table-cell table:style-name="ce7" table:formula="of:=IF(ISBLANK([.N17]);&quot;o&quot;;&quot;X&quot;)" office:value-type="string" office:string-value="o">
            <text:p>o</text:p>
          </table:table-cell>
          <table:table-cell table:style-name="ce7"/>
          <table:table-cell table:style-name="ce7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9" table:formula="of:=IF([.M17]=&quot;X&quot;;[.N17]-[.K17];[.$H$1]-[.K17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18]=[.$H$1];&quot;X&quot;;&quot;&quot;)">
            <text:p/>
          </table:table-cell>
          <table:table-cell table:style-name="ce7"/>
          <table:table-cell table:style-name="ce7" table:formula="of:=IF([.N18]=[.$H$1];&quot;X&quot;;&quot;&quot;)">
            <text:p/>
          </table:table-cell>
          <table:table-cell table:style-name="ce7" table:formula="of:=IF(ISBLANK([.N18]);&quot;o&quot;;&quot;X&quot;)" office:value-type="string" office:string-value="o">
            <text:p>o</text:p>
          </table:table-cell>
          <table:table-cell table:style-name="ce7"/>
          <table:table-cell table:style-name="ce7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9" table:formula="of:=IF([.M18]=&quot;X&quot;;[.N18]-[.K18];[.$H$1]-[.K18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19]=[.$H$1];&quot;X&quot;;&quot;&quot;)">
            <text:p/>
          </table:table-cell>
          <table:table-cell table:style-name="ce7"/>
          <table:table-cell table:style-name="ce7" table:formula="of:=IF([.N19]=[.$H$1];&quot;X&quot;;&quot;&quot;)">
            <text:p/>
          </table:table-cell>
          <table:table-cell table:style-name="ce7" table:formula="of:=IF(ISBLANK([.N19]);&quot;o&quot;;&quot;X&quot;)" office:value-type="string" office:string-value="o">
            <text:p>o</text:p>
          </table:table-cell>
          <table:table-cell table:style-name="ce7"/>
          <table:table-cell table:style-name="ce7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9" table:formula="of:=IF([.M19]=&quot;X&quot;;[.N19]-[.K19];[.$H$1]-[.K19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0]=[.$H$1];&quot;X&quot;;&quot;&quot;)">
            <text:p/>
          </table:table-cell>
          <table:table-cell table:style-name="ce7"/>
          <table:table-cell table:style-name="ce7" table:formula="of:=IF([.N20]=[.$H$1];&quot;X&quot;;&quot;&quot;)">
            <text:p/>
          </table:table-cell>
          <table:table-cell table:style-name="ce7" table:formula="of:=IF(ISBLANK([.N20]);&quot;o&quot;;&quot;X&quot;)" office:value-type="string" office:string-value="o">
            <text:p>o</text:p>
          </table:table-cell>
          <table:table-cell table:style-name="ce7"/>
          <table:table-cell table:style-name="ce7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9" table:formula="of:=IF([.M20]=&quot;X&quot;;[.N20]-[.K20];[.$H$1]-[.K20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1]=[.$H$1];&quot;X&quot;;&quot;&quot;)">
            <text:p/>
          </table:table-cell>
          <table:table-cell table:style-name="ce7"/>
          <table:table-cell table:style-name="ce7" table:formula="of:=IF([.N21]=[.$H$1];&quot;X&quot;;&quot;&quot;)">
            <text:p/>
          </table:table-cell>
          <table:table-cell table:style-name="ce7" table:formula="of:=IF(ISBLANK([.N21]);&quot;o&quot;;&quot;X&quot;)" office:value-type="string" office:string-value="o">
            <text:p>o</text:p>
          </table:table-cell>
          <table:table-cell table:style-name="ce7"/>
          <table:table-cell table:style-name="ce7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9" table:formula="of:=IF([.M21]=&quot;X&quot;;[.N21]-[.K21];[.$H$1]-[.K21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2]=[.$H$1];&quot;X&quot;;&quot;&quot;)">
            <text:p/>
          </table:table-cell>
          <table:table-cell table:style-name="ce7"/>
          <table:table-cell table:style-name="ce7" table:formula="of:=IF([.N22]=[.$H$1];&quot;X&quot;;&quot;&quot;)">
            <text:p/>
          </table:table-cell>
          <table:table-cell table:style-name="ce7" table:formula="of:=IF(ISBLANK([.N22]);&quot;o&quot;;&quot;X&quot;)" office:value-type="string" office:string-value="o">
            <text:p>o</text:p>
          </table:table-cell>
          <table:table-cell table:style-name="ce7"/>
          <table:table-cell table:style-name="ce7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9" table:formula="of:=IF([.M22]=&quot;X&quot;;[.N22]-[.K22];[.$H$1]-[.K22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3]=[.$H$1];&quot;X&quot;;&quot;&quot;)">
            <text:p/>
          </table:table-cell>
          <table:table-cell table:style-name="ce7"/>
          <table:table-cell table:style-name="ce7" table:formula="of:=IF([.N23]=[.$H$1];&quot;X&quot;;&quot;&quot;)">
            <text:p/>
          </table:table-cell>
          <table:table-cell table:style-name="ce7" table:formula="of:=IF(ISBLANK([.N23]);&quot;o&quot;;&quot;X&quot;)" office:value-type="string" office:string-value="o">
            <text:p>o</text:p>
          </table:table-cell>
          <table:table-cell table:style-name="ce7"/>
          <table:table-cell table:style-name="ce7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9" table:formula="of:=IF([.M23]=&quot;X&quot;;[.N23]-[.K23];[.$H$1]-[.K23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4]=[.$H$1];&quot;X&quot;;&quot;&quot;)">
            <text:p/>
          </table:table-cell>
          <table:table-cell table:style-name="ce7"/>
          <table:table-cell table:style-name="ce7" table:formula="of:=IF([.N24]=[.$H$1];&quot;X&quot;;&quot;&quot;)">
            <text:p/>
          </table:table-cell>
          <table:table-cell table:style-name="ce7" table:formula="of:=IF(ISBLANK([.N24]);&quot;o&quot;;&quot;X&quot;)" office:value-type="string" office:string-value="o">
            <text:p>o</text:p>
          </table:table-cell>
          <table:table-cell table:style-name="ce7"/>
          <table:table-cell table:style-name="ce7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9" table:formula="of:=IF([.M24]=&quot;X&quot;;[.N24]-[.K24];[.$H$1]-[.K24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5]=[.$H$1];&quot;X&quot;;&quot;&quot;)">
            <text:p/>
          </table:table-cell>
          <table:table-cell table:style-name="ce7"/>
          <table:table-cell table:style-name="ce7" table:formula="of:=IF([.N25]=[.$H$1];&quot;X&quot;;&quot;&quot;)">
            <text:p/>
          </table:table-cell>
          <table:table-cell table:style-name="ce7" table:formula="of:=IF(ISBLANK([.N25]);&quot;o&quot;;&quot;X&quot;)" office:value-type="string" office:string-value="o">
            <text:p>o</text:p>
          </table:table-cell>
          <table:table-cell table:style-name="ce7"/>
          <table:table-cell table:style-name="ce7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9" table:formula="of:=IF([.M25]=&quot;X&quot;;[.N25]-[.K25];[.$H$1]-[.K25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6]=[.$H$1];&quot;X&quot;;&quot;&quot;)">
            <text:p/>
          </table:table-cell>
          <table:table-cell table:style-name="ce7"/>
          <table:table-cell table:style-name="ce7" table:formula="of:=IF([.N26]=[.$H$1];&quot;X&quot;;&quot;&quot;)">
            <text:p/>
          </table:table-cell>
          <table:table-cell table:style-name="ce7" table:formula="of:=IF(ISBLANK([.N26]);&quot;o&quot;;&quot;X&quot;)" office:value-type="string" office:string-value="o">
            <text:p>o</text:p>
          </table:table-cell>
          <table:table-cell table:style-name="ce7"/>
          <table:table-cell table:style-name="ce7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9" table:formula="of:=IF([.M26]=&quot;X&quot;;[.N26]-[.K26];[.$H$1]-[.K26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7]=[.$H$1];&quot;X&quot;;&quot;&quot;)">
            <text:p/>
          </table:table-cell>
          <table:table-cell table:style-name="ce7"/>
          <table:table-cell table:style-name="ce7" table:formula="of:=IF([.N27]=[.$H$1];&quot;X&quot;;&quot;&quot;)">
            <text:p/>
          </table:table-cell>
          <table:table-cell table:style-name="ce7" table:formula="of:=IF(ISBLANK([.N27]);&quot;o&quot;;&quot;X&quot;)" office:value-type="string" office:string-value="o">
            <text:p>o</text:p>
          </table:table-cell>
          <table:table-cell table:style-name="ce7"/>
          <table:table-cell table:style-name="ce7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9" table:formula="of:=IF([.M27]=&quot;X&quot;;[.N27]-[.K27];[.$H$1]-[.K27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8]=[.$H$1];&quot;X&quot;;&quot;&quot;)">
            <text:p/>
          </table:table-cell>
          <table:table-cell table:style-name="ce7"/>
          <table:table-cell table:style-name="ce7" table:formula="of:=IF([.N28]=[.$H$1];&quot;X&quot;;&quot;&quot;)">
            <text:p/>
          </table:table-cell>
          <table:table-cell table:style-name="ce7" table:formula="of:=IF(ISBLANK([.N28]);&quot;o&quot;;&quot;X&quot;)" office:value-type="string" office:string-value="o">
            <text:p>o</text:p>
          </table:table-cell>
          <table:table-cell table:style-name="ce7"/>
          <table:table-cell table:style-name="ce7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9" table:formula="of:=IF([.M28]=&quot;X&quot;;[.N28]-[.K28];[.$H$1]-[.K28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29]=[.$H$1];&quot;X&quot;;&quot;&quot;)">
            <text:p/>
          </table:table-cell>
          <table:table-cell table:style-name="ce7"/>
          <table:table-cell table:style-name="ce7" table:formula="of:=IF([.N29]=[.$H$1];&quot;X&quot;;&quot;&quot;)">
            <text:p/>
          </table:table-cell>
          <table:table-cell table:style-name="ce7" table:formula="of:=IF(ISBLANK([.N29]);&quot;o&quot;;&quot;X&quot;)" office:value-type="string" office:string-value="o">
            <text:p>o</text:p>
          </table:table-cell>
          <table:table-cell table:style-name="ce7"/>
          <table:table-cell table:style-name="ce7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9" table:formula="of:=IF([.M29]=&quot;X&quot;;[.N29]-[.K29];[.$H$1]-[.K29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  <table:table-cell table:style-name="ce10"/>
          <table:table-cell table:style-name="ce19"/>
          <table:table-cell table:style-name="ce7" table:formula="of:=IF([.K30]=[.$H$1];&quot;X&quot;;&quot;&quot;)">
            <text:p/>
          </table:table-cell>
          <table:table-cell table:style-name="ce7"/>
          <table:table-cell table:style-name="ce7" table:formula="of:=IF([.N30]=[.$H$1];&quot;X&quot;;&quot;&quot;)">
            <text:p/>
          </table:table-cell>
          <table:table-cell table:style-name="ce7" table:formula="of:=IF(ISBLANK([.N30]);&quot;o&quot;;&quot;X&quot;)" office:value-type="string" office:string-value="o">
            <text:p>o</text:p>
          </table:table-cell>
          <table:table-cell table:style-name="ce7"/>
          <table:table-cell table:style-name="ce7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9" table:formula="of:=IF([.M30]=&quot;X&quot;;[.N30]-[.K30];[.$H$1]-[.K30])" office:value-type="float" office:value="28">
            <text:p>28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 table:number-rows-repeated="104854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cript" table:style-name="ta1" table:print="false">
        <table:table-column table:style-name="co21" table:default-cell-style-name="Default"/>
        <table:table-column table:style-name="co17" table:default-cell-style-name="ce23"/>
        <table:table-column table:style-name="co21" table:default-cell-style-name="Default"/>
        <table:table-column table:style-name="co17" table:default-cell-style-name="ce23"/>
        <table:table-column table:style-name="co17" table:number-columns-repeated="9" table:default-cell-style-name="Default"/>
        <table:table-row table:style-name="ro1">
          <table:table-cell table:style-name="ce22" office:value-type="string">
            <text:p>Last week</text:p>
          </table:table-cell>
          <table:table-cell table:style-name="ce22" office:value-type="string">
            <text:p>New OUT</text:p>
          </table:table-cell>
          <table:table-cell table:style-name="ce22" office:value-type="string">
            <text:p>This week</text:p>
          </table:table-cell>
          <table:table-cell table:style-name="ce22" office:value-type="string">
            <text:p>New IN</text:p>
          </table:table-cell>
          <table:table-cell table:style-name="ce22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number-columns-repeated="8"/>
        </table:table-row>
        <table:table-row table:style-name="ro1"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C2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C3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C3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C4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C5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30];[.C6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C7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C8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C9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11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30];[.C10])&gt;0;&quot;-&quot;;&quot;X&quot;)" office:value-type="string" office:string-value="-">
            <text:p>-</text:p>
          </table:table-cell>
          <table:table-cell table:style-name="ce8" table:number-columns-repeated="9"/>
        </table:table-row>
        <table:table-row table:style-name="ro1">
          <table:table-cell/>
          <table:table-cell table:formula="of:=IF(COUNTIF([.$C$2:.$C$30];[.A12])&gt;0;&quot;-&quot;;&quot;X&quot;)" office:value-type="string" office:string-value="X">
            <text:p>X</text:p>
          </table:table-cell>
          <table:table-cell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3])&gt;0;&quot;-&quot;;&quot;X&quot;)" office:value-type="string" office:string-value="X">
            <text:p>X</text:p>
          </table:table-cell>
          <table:table-cell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9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9"/>
        </table:table-row>
      </table:table>
      <table:table table:name="Hoja4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7" table:default-cell-style-name="ce12"/>
        <table:table-column table:style-name="co17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8" table:number-columns-repeated="10"/>
        </table:table-row>
        <table:table-row table:style-name="ro1">
          <table:table-cell table:style-name="ce8" office:value-type="string">
            <text:p>T1_RU_JINR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T2_AT_Vienna</text:p>
          </table:table-cell>
          <table:table-cell office:value-type="float" office:value="400">
            <text:p>4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T2_GR_Ioannina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17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T2_KR_KNU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PNPI</text:p>
          </table:table-cell>
          <table:table-cell office:value-type="float" office:value="10">
            <text:p>1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T2_UA_KIPT</text:p>
          </table:table-cell>
          <table:table-cell office:value-type="float" office:value="500">
            <text:p>5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25" table:default-cell-style-name="ce26"/>
        <table:table-column table:style-name="co25" table:default-cell-style-name="Default"/>
        <table:table-column table:style-name="co26" table:default-cell-style-name="ce12"/>
        <table:table-column table:style-name="co27" table:default-cell-style-name="ce12"/>
        <table:table-column table:style-name="co17" table:number-columns-repeated="7" table:default-cell-style-name="Default"/>
        <table:table-row table:style-name="ro1">
          <table:table-cell table:style-name="ce22" office:value-type="string">
            <office:annotation draw:style-name="gr3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22" office:value-type="string">
            <text:p>WN</text:p>
          </table:table-cell>
          <table:table-cell table:style-name="ce22" office:value-type="string">
            <office:annotation draw:style-name="gr4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4" office:value-type="string">
            <text:p>Comment</text:p>
          </table:table-cell>
          <table:table-cell table:style-name="ce27" office:value-type="string">
            <text:p>Site in SSB</text:p>
          </table:table-cell>
          <table:table-cell table:style-name="ce22" office:value-type="string">
            <office:annotation draw:style-name="gr5" draw:text-style-name="P1" svg:width="1.8531in" svg:height="0.5484in" svg:x="6.490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MC</text:p>
          </table:table-cell>
          <table:table-cell table:style-name="ce28" office:value-type="string">
            <office:annotation draw:style-name="gr6" draw:text-style-name="P1" svg:width="1.1413in" svg:height="0.2346in" svg:x="6.9346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WR</text:p>
          </table:table-cell>
          <table:table-cell/>
          <table:table-cell table:style-name="ce22" office:value-type="string">
            <text:p>last update</text:p>
          </table:table-cell>
          <table:table-cell table:number-columns-repeated="5"/>
        </table:table-row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E2])&gt;0;&quot;-&quot;;&quot;X&quot;)" office:value-type="string" office:string-value="-">
            <text:p>-</text:p>
          </table:table-cell>
          <table:table-cell table:style-name="ce29" table:formula="of:=IF(COUNTIF([Script.$C$2:.$C$30];[.E2])&gt;0;&quot;X&quot;;&quot;-&quot;)" office:value-type="string" office:string-value="-">
            <text:p>-</text:p>
          </table:table-cell>
          <table:table-cell/>
          <table:table-cell table:style-name="ce31" office:value-type="date" office:date-value="2013-07-08">
            <text:p>07/08/13</text:p>
          </table:table-cell>
          <table:table-cell table:number-columns-repeated="5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E3])&gt;0;&quot;-&quot;;&quot;X&quot;)" office:value-type="string" office:string-value="X">
            <text:p>X</text:p>
          </table:table-cell>
          <table:table-cell table:style-name="ce29" table:formula="of:=IF(COUNTIF([Script.$C$2:.$C$30];[.E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E4])&gt;0;&quot;-&quot;;&quot;X&quot;)" office:value-type="string" office:string-value="-">
            <text:p>-</text:p>
          </table:table-cell>
          <table:table-cell table:style-name="ce29" table:formula="of:=IF(COUNTIF([Script.$C$2:.$C$30];[.E4])&gt;0;&quot;X&quot;;&quot;-&quot;)" office:value-type="string" office:string-value="-">
            <text:p>-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E5])&gt;0;&quot;-&quot;;&quot;X&quot;)" office:value-type="string" office:string-value="-">
            <text:p>-</text:p>
          </table:table-cell>
          <table:table-cell table:style-name="ce29" table:formula="of:=IF(COUNTIF([Script.$C$2:.$C$30];[.E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E6])&gt;0;&quot;-&quot;;&quot;X&quot;)" office:value-type="string" office:string-value="-">
            <text:p>-</text:p>
          </table:table-cell>
          <table:table-cell table:style-name="ce29" table:formula="of:=IF(COUNTIF([Script.$C$2:.$C$30];[.E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3">
          <table:table-cell table:style-name="ce8" office:value-type="string">
            <text:p>T1_RU_JINR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E7])&gt;0;&quot;-&quot;;&quot;X&quot;)" office:value-type="string" office:string-value="-">
            <text:p>-</text:p>
          </table:table-cell>
          <table:table-cell table:style-name="ce29" table:formula="of:=IF(COUNTIF([Script.$C$2:.$C$30];[.E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3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5" office:value-type="string">
            <text:p>working in opportunistic mode</text:p>
          </table:table-cell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E8])&gt;0;&quot;-&quot;;&quot;X&quot;)" office:value-type="string" office:string-value="-">
            <text:p>-</text:p>
          </table:table-cell>
          <table:table-cell table:style-name="ce29" table:formula="of:=IF(COUNTIF([Script.$C$2:.$C$30];[.E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E9])&gt;0;&quot;-&quot;;&quot;X&quot;)" office:value-type="string" office:string-value="X">
            <text:p>X</text:p>
          </table:table-cell>
          <table:table-cell table:style-name="ce29" table:formula="of:=IF(COUNTIF([Script.$C$2:.$C$30];[.E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3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E10])&gt;0;&quot;-&quot;;&quot;X&quot;)" office:value-type="string" office:string-value="-">
            <text:p>-</text:p>
          </table:table-cell>
          <table:table-cell table:style-name="ce29" table:formula="of:=IF(COUNTIF([Script.$C$2:.$C$30];[.E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E11])&gt;0;&quot;-&quot;;&quot;X&quot;)" office:value-type="string" office:string-value="-">
            <text:p>-</text:p>
          </table:table-cell>
          <table:table-cell table:style-name="ce29" table:formula="of:=IF(COUNTIF([Script.$C$2:.$C$30];[.E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3">
          <table:table-cell table:style-name="ce16" office:value-type="string">
            <text:p>T2_AT_Vienna</text:p>
          </table:table-cell>
          <table:table-cell office:value-type="float" office:value="400">
            <text:p>400</text:p>
          </table:table-cell>
          <table:table-cell office:value-type="string">
            <text:p>skip</text:p>
          </table:table-cell>
          <table:table-cell table:style-name="ce8" office:value-type="string">
            <text:p>need to start commissioning - John</text:p>
          </table:table-cell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E12])&gt;0;&quot;-&quot;;&quot;X&quot;)" office:value-type="string" office:string-value="-">
            <text:p>-</text:p>
          </table:table-cell>
          <table:table-cell table:style-name="ce29" table:formula="of:=IF(COUNTIF([Script.$C$2:.$C$30];[.E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E13])&gt;0;&quot;-&quot;;&quot;X&quot;)" office:value-type="string" office:string-value="-">
            <text:p>-</text:p>
          </table:table-cell>
          <table:table-cell table:style-name="ce29" table:formula="of:=IF(COUNTIF([Script.$C$2:.$C$30];[.E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E14])&gt;0;&quot;-&quot;;&quot;X&quot;)" office:value-type="string" office:string-value="X">
            <text:p>X</text:p>
          </table:table-cell>
          <table:table-cell table:style-name="ce29" table:formula="of:=IF(COUNTIF([Script.$C$2:.$C$30];[.E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E15])&gt;0;&quot;-&quot;;&quot;X&quot;)" office:value-type="string" office:string-value="-">
            <text:p>-</text:p>
          </table:table-cell>
          <table:table-cell table:style-name="ce29" table:formula="of:=IF(COUNTIF([Script.$C$2:.$C$30];[.E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5" office:value-type="string">
            <text:p>network problems</text:p>
          </table:table-cell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E16])&gt;0;&quot;-&quot;;&quot;X&quot;)" office:value-type="string" office:string-value="-">
            <text:p>-</text:p>
          </table:table-cell>
          <table:table-cell table:style-name="ce29" table:formula="of:=IF(COUNTIF([Script.$C$2:.$C$30];[.E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E17])&gt;0;&quot;-&quot;;&quot;X&quot;)" office:value-type="string" office:string-value="-">
            <text:p>-</text:p>
          </table:table-cell>
          <table:table-cell table:style-name="ce29" table:formula="of:=IF(COUNTIF([Script.$C$2:.$C$30];[.E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E18])&gt;0;&quot;-&quot;;&quot;X&quot;)" office:value-type="string" office:string-value="-">
            <text:p>-</text:p>
          </table:table-cell>
          <table:table-cell table:style-name="ce29" table:formula="of:=IF(COUNTIF([Script.$C$2:.$C$30];[.E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E19])&gt;0;&quot;-&quot;;&quot;X&quot;)" office:value-type="string" office:string-value="-">
            <text:p>-</text:p>
          </table:table-cell>
          <table:table-cell table:style-name="ce29" table:formula="of:=IF(COUNTIF([Script.$C$2:.$C$30];[.E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E20])&gt;0;&quot;-&quot;;&quot;X&quot;)" office:value-type="string" office:string-value="-">
            <text:p>-</text:p>
          </table:table-cell>
          <table:table-cell table:style-name="ce29" table:formula="of:=IF(COUNTIF([Script.$C$2:.$C$30];[.E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E21])&gt;0;&quot;-&quot;;&quot;X&quot;)" office:value-type="string" office:string-value="-">
            <text:p>-</text:p>
          </table:table-cell>
          <table:table-cell table:style-name="ce29" table:formula="of:=IF(COUNTIF([Script.$C$2:.$C$30];[.E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E22])&gt;0;&quot;-&quot;;&quot;X&quot;)" office:value-type="string" office:string-value="-">
            <text:p>-</text:p>
          </table:table-cell>
          <table:table-cell table:style-name="ce29" table:formula="of:=IF(COUNTIF([Script.$C$2:.$C$30];[.E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E23])&gt;0;&quot;-&quot;;&quot;X&quot;)" office:value-type="string" office:string-value="-">
            <text:p>-</text:p>
          </table:table-cell>
          <table:table-cell table:style-name="ce29" table:formula="of:=IF(COUNTIF([Script.$C$2:.$C$30];[.E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E24])&gt;0;&quot;-&quot;;&quot;X&quot;)" office:value-type="string" office:string-value="-">
            <text:p>-</text:p>
          </table:table-cell>
          <table:table-cell table:style-name="ce29" table:formula="of:=IF(COUNTIF([Script.$C$2:.$C$30];[.E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E25])&gt;0;&quot;-&quot;;&quot;X&quot;)" office:value-type="string" office:string-value="-">
            <text:p>-</text:p>
          </table:table-cell>
          <table:table-cell table:style-name="ce29" table:formula="of:=IF(COUNTIF([Script.$C$2:.$C$30];[.E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E26])&gt;0;&quot;-&quot;;&quot;X&quot;)" office:value-type="string" office:string-value="-">
            <text:p>-</text:p>
          </table:table-cell>
          <table:table-cell table:style-name="ce29" table:formula="of:=IF(COUNTIF([Script.$C$2:.$C$30];[.E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7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E27])&gt;0;&quot;-&quot;;&quot;X&quot;)" office:value-type="string" office:string-value="-">
            <text:p>-</text:p>
          </table:table-cell>
          <table:table-cell table:style-name="ce29" table:formula="of:=IF(COUNTIF([Script.$C$2:.$C$30];[.E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E28])&gt;0;&quot;-&quot;;&quot;X&quot;)" office:value-type="string" office:string-value="-">
            <text:p>-</text:p>
          </table:table-cell>
          <table:table-cell table:style-name="ce29" table:formula="of:=IF(COUNTIF([Script.$C$2:.$C$30];[.E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17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shares WNs with LLR so as long as we are using GRIF_LLR we don't need IRFU</text:p>
          </table:table-cell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E29])&gt;0;&quot;-&quot;;&quot;X&quot;)" office:value-type="string" office:string-value="-">
            <text:p>-</text:p>
          </table:table-cell>
          <table:table-cell table:style-name="ce29" table:formula="of:=IF(COUNTIF([Script.$C$2:.$C$30];[.E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E30])&gt;0;&quot;-&quot;;&quot;X&quot;)" office:value-type="string" office:string-value="-">
            <text:p>-</text:p>
          </table:table-cell>
          <table:table-cell table:style-name="ce29" table:formula="of:=IF(COUNTIF([Script.$C$2:.$C$30];[.E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E31])&gt;0;&quot;-&quot;;&quot;X&quot;)" office:value-type="string" office:string-value="-">
            <text:p>-</text:p>
          </table:table-cell>
          <table:table-cell table:style-name="ce29" table:formula="of:=IF(COUNTIF([Script.$C$2:.$C$30];[.E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3">
          <table:table-cell table:style-name="ce18" office:value-type="string">
            <text:p>T2_GR_Ioannina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need to be commissioned</text:p>
          </table:table-cell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E32])&gt;0;&quot;-&quot;;&quot;X&quot;)" office:value-type="string" office:string-value="-">
            <text:p>-</text:p>
          </table:table-cell>
          <table:table-cell table:style-name="ce29" table:formula="of:=IF(COUNTIF([Script.$C$2:.$C$30];[.E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E33])&gt;0;&quot;-&quot;;&quot;X&quot;)" office:value-type="string" office:string-value="-">
            <text:p>-</text:p>
          </table:table-cell>
          <table:table-cell table:style-name="ce29" table:formula="of:=IF(COUNTIF([Script.$C$2:.$C$30];[.E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5" office:value-type="string">
            <text:p>keep in drain as long as possible - everything an issue at this site</text:p>
          </table:table-cell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E34])&gt;0;&quot;-&quot;;&quot;X&quot;)" office:value-type="string" office:string-value="-">
            <text:p>-</text:p>
          </table:table-cell>
          <table:table-cell table:style-name="ce29" table:formula="of:=IF(COUNTIF([Script.$C$2:.$C$30];[.E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7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E35])&gt;0;&quot;-&quot;;&quot;X&quot;)" office:value-type="string" office:string-value="-">
            <text:p>-</text:p>
          </table:table-cell>
          <table:table-cell table:style-name="ce29" table:formula="of:=IF(COUNTIF([Script.$C$2:.$C$30];[.E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E36])&gt;0;&quot;-&quot;;&quot;X&quot;)" office:value-type="string" office:string-value="-">
            <text:p>-</text:p>
          </table:table-cell>
          <table:table-cell table:style-name="ce29" table:formula="of:=IF(COUNTIF([Script.$C$2:.$C$30];[.E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E37])&gt;0;&quot;-&quot;;&quot;X&quot;)" office:value-type="string" office:string-value="-">
            <text:p>-</text:p>
          </table:table-cell>
          <table:table-cell table:style-name="ce29" table:formula="of:=IF(COUNTIF([Script.$C$2:.$C$30];[.E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E38])&gt;0;&quot;-&quot;;&quot;X&quot;)" office:value-type="string" office:string-value="-">
            <text:p>-</text:p>
          </table:table-cell>
          <table:table-cell table:style-name="ce29" table:formula="of:=IF(COUNTIF([Script.$C$2:.$C$30];[.E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6" office:value-type="string">
            <text:p>T2_KR_KNU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style-name="ce8" office:value-type="string">
            <text:p>needs re-commissioning</text:p>
          </table:table-cell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E39])&gt;0;&quot;-&quot;;&quot;X&quot;)" office:value-type="string" office:string-value="-">
            <text:p>-</text:p>
          </table:table-cell>
          <table:table-cell table:style-name="ce29" table:formula="of:=IF(COUNTIF([Script.$C$2:.$C$30];[.E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E40])&gt;0;&quot;-&quot;;&quot;X&quot;)" office:value-type="string" office:string-value="-">
            <text:p>-</text:p>
          </table:table-cell>
          <table:table-cell table:style-name="ce29" table:formula="of:=IF(COUNTIF([Script.$C$2:.$C$30];[.E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E41])&gt;0;&quot;-&quot;;&quot;X&quot;)" office:value-type="string" office:string-value="-">
            <text:p>-</text:p>
          </table:table-cell>
          <table:table-cell table:style-name="ce29" table:formula="of:=IF(COUNTIF([Script.$C$2:.$C$30];[.E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6"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E42])&gt;0;&quot;-&quot;;&quot;X&quot;)" office:value-type="string" office:string-value="-">
            <text:p>-</text:p>
          </table:table-cell>
          <table:table-cell table:style-name="ce29" table:formula="of:=IF(COUNTIF([Script.$C$2:.$C$30];[.E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E43])&gt;0;&quot;-&quot;;&quot;X&quot;)" office:value-type="string" office:string-value="X">
            <text:p>X</text:p>
          </table:table-cell>
          <table:table-cell table:style-name="ce29" table:formula="of:=IF(COUNTIF([Script.$C$2:.$C$30];[.E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E44])&gt;0;&quot;-&quot;;&quot;X&quot;)" office:value-type="string" office:string-value="X">
            <text:p>X</text:p>
          </table:table-cell>
          <table:table-cell table:style-name="ce29" table:formula="of:=IF(COUNTIF([Script.$C$2:.$C$30];[.E4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E45])&gt;0;&quot;-&quot;;&quot;X&quot;)" office:value-type="string" office:string-value="-">
            <text:p>-</text:p>
          </table:table-cell>
          <table:table-cell table:style-name="ce29" table:formula="of:=IF(COUNTIF([Script.$C$2:.$C$30];[.E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PNPI</text:p>
          </table:table-cell>
          <table:table-cell office:value-type="float" office:value="10">
            <text:p>10</text:p>
          </table:table-cell>
          <table:table-cell office:value-type="string">
            <text:p>skip</text:p>
          </table:table-cell>
          <table:table-cell table:style-name="ce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E46])&gt;0;&quot;-&quot;;&quot;X&quot;)" office:value-type="string" office:string-value="-">
            <text:p>-</text:p>
          </table:table-cell>
          <table:table-cell table:style-name="ce29" table:formula="of:=IF(COUNTIF([Script.$C$2:.$C$30];[.E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E47])&gt;0;&quot;-&quot;;&quot;X&quot;)" office:value-type="string" office:string-value="-">
            <text:p>-</text:p>
          </table:table-cell>
          <table:table-cell table:style-name="ce29" table:formula="of:=IF(COUNTIF([Script.$C$2:.$C$30];[.E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E48])&gt;0;&quot;-&quot;;&quot;X&quot;)" office:value-type="string" office:string-value="-">
            <text:p>-</text:p>
          </table:table-cell>
          <table:table-cell table:style-name="ce29" table:formula="of:=IF(COUNTIF([Script.$C$2:.$C$30];[.E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5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E49])&gt;0;&quot;-&quot;;&quot;X&quot;)" office:value-type="string" office:string-value="-">
            <text:p>-</text:p>
          </table:table-cell>
          <table:table-cell table:style-name="ce29" table:formula="of:=IF(COUNTIF([Script.$C$2:.$C$30];[.E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E50])&gt;0;&quot;-&quot;;&quot;X&quot;)" office:value-type="string" office:string-value="-">
            <text:p>-</text:p>
          </table:table-cell>
          <table:table-cell table:style-name="ce29" table:formula="of:=IF(COUNTIF([Script.$C$2:.$C$30];[.E50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3">
          <table:table-cell table:style-name="ce16" office:value-type="string">
            <text:p>T2_UA_KIPT</text:p>
          </table:table-cell>
          <table:table-cell office:value-type="float" office:value="500">
            <text:p>500</text:p>
          </table:table-cell>
          <table:table-cell office:value-type="string">
            <text:p>skip</text:p>
          </table:table-cell>
          <table:table-cell table:style-name="ce8" office:value-type="string">
            <text:p>too small to make it work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E51])&gt;0;&quot;-&quot;;&quot;X&quot;)" office:value-type="string" office:string-value="-">
            <text:p>-</text:p>
          </table:table-cell>
          <table:table-cell table:style-name="ce29" table:formula="of:=IF(COUNTIF([Script.$C$2:.$C$30];[.E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E52])&gt;0;&quot;-&quot;;&quot;X&quot;)" office:value-type="string" office:string-value="-">
            <text:p>-</text:p>
          </table:table-cell>
          <table:table-cell table:style-name="ce29" table:formula="of:=IF(COUNTIF([Script.$C$2:.$C$30];[.E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E53])&gt;0;&quot;-&quot;;&quot;X&quot;)" office:value-type="string" office:string-value="-">
            <text:p>-</text:p>
          </table:table-cell>
          <table:table-cell table:style-name="ce29" table:formula="of:=IF(COUNTIF([Script.$C$2:.$C$30];[.E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E54])&gt;0;&quot;-&quot;;&quot;X&quot;)" office:value-type="string" office:string-value="X">
            <text:p>X</text:p>
          </table:table-cell>
          <table:table-cell table:style-name="ce29" table:formula="of:=IF(COUNTIF([Script.$C$2:.$C$30];[.E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E55])&gt;0;&quot;-&quot;;&quot;X&quot;)" office:value-type="string" office:string-value="-">
            <text:p>-</text:p>
          </table:table-cell>
          <table:table-cell table:style-name="ce29" table:formula="of:=IF(COUNTIF([Script.$C$2:.$C$30];[.E55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E56])&gt;0;&quot;-&quot;;&quot;X&quot;)" office:value-type="string" office:string-value="-">
            <text:p>-</text:p>
          </table:table-cell>
          <table:table-cell table:style-name="ce29" table:formula="of:=IF(COUNTIF([Script.$C$2:.$C$30];[.E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E57])&gt;0;&quot;-&quot;;&quot;X&quot;)" office:value-type="string" office:string-value="-">
            <text:p>-</text:p>
          </table:table-cell>
          <table:table-cell table:style-name="ce29" table:formula="of:=IF(COUNTIF([Script.$C$2:.$C$30];[.E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E58])&gt;0;&quot;-&quot;;&quot;X&quot;)" office:value-type="string" office:string-value="-">
            <text:p>-</text:p>
          </table:table-cell>
          <table:table-cell table:style-name="ce29" table:formula="of:=IF(COUNTIF([Script.$C$2:.$C$30];[.E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E59])&gt;0;&quot;-&quot;;&quot;X&quot;)" office:value-type="string" office:string-value="-">
            <text:p>-</text:p>
          </table:table-cell>
          <table:table-cell table:style-name="ce29" table:formula="of:=IF(COUNTIF([Script.$C$2:.$C$30];[.E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E60])&gt;0;&quot;-&quot;;&quot;X&quot;)" office:value-type="string" office:string-value="-">
            <text:p>-</text:p>
          </table:table-cell>
          <table:table-cell table:style-name="ce29" table:formula="of:=IF(COUNTIF([Script.$C$2:.$C$30];[.E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E61])&gt;0;&quot;-&quot;;&quot;X&quot;)" office:value-type="string" office:string-value="-">
            <text:p>-</text:p>
          </table:table-cell>
          <table:table-cell table:style-name="ce29" table:formula="of:=IF(COUNTIF([Script.$C$2:.$C$30];[.E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E62])&gt;0;&quot;-&quot;;&quot;X&quot;)" office:value-type="string" office:string-value="-">
            <text:p>-</text:p>
          </table:table-cell>
          <table:table-cell table:style-name="ce29" table:formula="of:=IF(COUNTIF([Script.$C$2:.$C$30];[.E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E63])&gt;0;&quot;-&quot;;&quot;X&quot;)" office:value-type="string" office:string-value="-">
            <text:p>-</text:p>
          </table:table-cell>
          <table:table-cell table:style-name="ce29" table:formula="of:=IF(COUNTIF([Script.$C$2:.$C$30];[.E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E64])&gt;0;&quot;-&quot;;&quot;X&quot;)" office:value-type="string" office:string-value="-">
            <text:p>-</text:p>
          </table:table-cell>
          <table:table-cell table:style-name="ce29" table:formula="of:=IF(COUNTIF([Script.$C$2:.$C$30];[.E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E65])&gt;0;&quot;-&quot;;&quot;X&quot;)" office:value-type="string" office:string-value="-">
            <text:p>-</text:p>
          </table:table-cell>
          <table:table-cell table:style-name="ce29" table:formula="of:=IF(COUNTIF([Script.$C$2:.$C$30];[.E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E66])&gt;0;&quot;-&quot;;&quot;X&quot;)" office:value-type="string" office:string-value="-">
            <text:p>-</text:p>
          </table:table-cell>
          <table:table-cell table:style-name="ce29" table:formula="of:=IF(COUNTIF([Script.$C$2:.$C$30];[.E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E67])&gt;0;&quot;-&quot;;&quot;X&quot;)" office:value-type="string" office:string-value="-">
            <text:p>-</text:p>
          </table:table-cell>
          <table:table-cell table:style-name="ce29" table:formula="of:=IF(COUNTIF([Script.$C$2:.$C$30];[.E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E68])&gt;0;&quot;-&quot;;&quot;X&quot;)" office:value-type="string" office:string-value="-">
            <text:p>-</text:p>
          </table:table-cell>
          <table:table-cell table:style-name="ce29" table:formula="of:=IF(COUNTIF([Script.$C$2:.$C$30];[.E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E69])&gt;0;&quot;-&quot;;&quot;X&quot;)" office:value-type="string" office:string-value="-">
            <text:p>-</text:p>
          </table:table-cell>
          <table:table-cell table:style-name="ce29" table:formula="of:=IF(COUNTIF([Script.$C$2:.$C$30];[.E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9"/>
          <table:table-cell table:style-name="ce8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3" table:number-columns-repeated="2"/>
          <table:table-cell table:style-name="ce8" table:number-columns-repeated="7"/>
        </table:table-row>
        <table:table-row table:style-name="ro1" table:number-rows-repeated="2">
          <table:table-cell table:number-columns-repeated="5"/>
          <table:table-cell table:style-name="ce23" table:number-columns-repeated="2"/>
          <table:table-cell table:style-name="ce8" table:number-columns-repeated="7"/>
        </table:table-row>
        <table:table-row table:style-name="ro1" table:number-rows-repeated="1048502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'workflow drain'.A1:'workflow drain'.G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7/08/2013</text:date>, <text:time>15:3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7-08T15:36:15</dc:date>
    <meta:editing-duration>PT13H16M37S</meta:editing-duration>
    <meta:editing-cycles>65</meta:editing-cycles>
    <meta:generator>OpenOffice.org/3.4.1$Unix OpenOffice.org_project/341m1$Build-9593</meta:generator>
    <meta:document-statistic meta:table-count="4" meta:cell-count="946" meta:object-count="0"/>
    <meta:user-defined meta:name=""/>
  </office:meta>
</office:document-meta>
</file>